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text-properties style:font-name="Arial" fo:font-size="10pt"/>
    </style:style>
    <style:style style:name="P3" style:family="paragraph" style:parent-style-name="Text_20_body">
      <style:text-properties style:font-name="Arial" fo:font-size="10pt" fo:font-weight="bold"/>
    </style:style>
    <style:style style:name="P4" style:family="paragraph" style:parent-style-name="Text_20_body">
      <style:text-properties style:font-name="Arial" fo:font-size="10pt" style:text-underline-style="solid" style:text-underline-width="auto" style:text-underline-color="font-color"/>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left="1in" fo:margin-right="0in" fo:text-indent="0in" style:auto-text-indent="false"/>
    </style:style>
    <style:style style:name="P7" style:family="paragraph" style:parent-style-name="Text_20_body">
      <style:paragraph-properties fo:margin-left="1.25in" fo:margin-right="0in" fo:text-indent="0in" style:auto-text-indent="false"/>
      <style:text-properties style:font-name="Arial" fo:font-size="10pt"/>
    </style:style>
    <style:style style:name="T1" style:family="text">
      <style:text-properties fo:color="#ff0000" style:font-name="Arial" fo:font-size="10pt"/>
    </style:style>
    <style:style style:name="T2" style:family="text">
      <style:text-properties style:font-name="Arial" fo:font-size="10pt"/>
    </style:style>
    <style:style style:name="T3" style:family="text">
      <style:text-properties style:font-name="Arial" fo:font-size="10pt" fo:background-color="#ffff00" loext:char-shading-value="0"/>
    </style:style>
    <style:style style:name="T4" style:family="text">
      <style:text-properties style:font-name="Arial" fo:font-size="10pt" style:text-underline-style="solid" style:text-underline-width="auto" style:text-underline-color="font-color" fo:font-weight="bold"/>
    </style:style>
    <style:style style:name="T5" style:family="text">
      <style:text-properties style:font-name="Arial" fo:font-size="10pt" fo:font-weight="bold"/>
    </style:style>
    <style:style style:name="T6" style:family="text">
      <style:text-properties style:font-name="Arial" fo:font-size="9pt" fo:font-weight="bold"/>
    </style:style>
    <style:style style:name="T7" style:family="text">
      <style:text-properties fo:color="#0000ff" style:font-name="Arial" fo:font-size="10pt" style:text-underline-style="solid" style:text-underline-width="auto" style:text-underline-color="font-color"/>
    </style:style>
    <style:style style:name="T8" style:family="text">
      <style:text-properties fo:background-color="#ffff00" loext:char-shading-value="0"/>
    </style:style>
    <style:style style:name="T9" style:family="text">
      <style:text-properties fo:font-variant="normal" fo:text-transform="none" style:font-name="Arial" fo:font-size="10pt"/>
    </style:style>
    <style:style style:name="T10" style:family="text">
      <style:text-properties fo:color="#1f497d" style:font-name="Calibri"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Dear </text:span><text:span text:style-name="T1">NIKOLA GUDZULIC:</text:span> </text:p>
      <text:p text:style-name="P2">Thank you for licensing your Xilinx® design tool or IP core product. This email includes the certificate license file to enable your product.</text:p>
      <text:p text:style-name="Text_20_body"><text:span text:style-name="T2">The license file can also be obtained by returning to the Xilinx Product Licensing Site:</text:span>  </text:p>
      <text:p text:style-name="Text_20_body"><text:a xlink:type="simple" xlink:href="http://www.xilinx.com/getlicense" office:target-frame-name="_blank" xlink:show="new" text:style-name="Internet_20_link" text:visited-style-name="Visited_20_Internet_20_Link"><text:span text:style-name="T7">http://www.xilinx.com/</text:span></text:a></text:p>
      <text:p text:style-name="Text_20_body"><text:span text:style-name="T2">For complete instructions on installing this license file, see the  Vivado Design Suite User Guide: Release Notes, Installation, and Licensing  document on the Xilinx web at:</text:span>           </text:p>
      <text:p text:style-name="P5"><text:a xlink:type="simple" xlink:href="http://www.xilinx.com/cgi-bin/docs/rdoc?v=latest;d=iil.pdf;a=ObtainManageLicense" office:target-frame-name="_blank" xlink:show="new" text:style-name="Internet_20_link" text:visited-style-name="Visited_20_Internet_20_Link"><text:span text:style-name="T3">http://www.xilinx.com/cgi-bin/</text:span></text:a><text:span text:style-name="T8"> </text:span></text:p>
      <text:p text:style-name="P3">Quick-Start License Installation Instructions</text:p>
      <text:p text:style-name="P4">Node-locked Licenses:</text:p>
      <text:p text:style-name="P2">These steps will copy your license file to the appropriate default directory (the .Xilinx directory under your home drive – typically C: for Windows).</text:p>
      <text:p text:style-name="P6"><text:span text:style-name="T2">1.</text:span><text:span text:style-name="T9">     </text:span><text:span text:style-name="T2">Save the attached license file (.lic) to your desktop or some other folder on your computer</text:span></text:p>
      <text:p text:style-name="P6"><text:span text:style-name="T2">2.</text:span><text:span text:style-name="T9">     </text:span><text:span text:style-name="T2">Run the Vivado License Manager</text:span></text:p>
      <text:p text:style-name="P7">Windows:  Run ‘Manage Xilinx Licenses’ from underneath your Version group of the Xilinx Design Tools program group</text:p>
      <text:p text:style-name="P7">Linux:  Type ‘vlm’ in a command-line window</text:p>
      <text:p text:style-name="P6"><text:span text:style-name="T2">3.</text:span><text:span text:style-name="T9">     </text:span><text:span text:style-name="T2">Select the ‘Load License’ screen and click on the ‘Copy License…’ button</text:span></text:p>
      <text:p text:style-name="P6"><text:span text:style-name="T2">4.</text:span><text:span text:style-name="T9">     </text:span><text:span text:style-name="T2">Browse to the downloaded license file and click ‘Open’  </text:span></text:p>
      <text:p text:style-name="P2">Note:  IP licenses generated from the Xilinx Product Licensing Site are designed to be used with IP released against Vivado Design Suite (all versions) and 11.2 and later versions of ISE Design Suite IP.  If this is an IP license to be used with a 10.1 or earlier ISE Design Suite design tool installation, the license file should be copied to .Xilinx\Coregen\CoreLicenses instead of C:\.Xilinx.</text:p>
      <text:p text:style-name="P4">Floating Licenses:</text:p>
      <text:p text:style-name="P2">If you have an existing FLEXnet floating license server, it may be easiest to simply copy the license keys in the attached file into the license file you are already using with your license server.</text:p>
      <text:p text:style-name="Text_20_body"><text:span text:style-name="T4">Note:</text:span>  <text:span text:style-name="T2">Please restart your floating license server to allow the changes to take effect.</text:span></text:p>
      <text:p text:style-name="P2">If you are setting up a FLEXnet floating license server for the first time, please see the Vivado Design Suite User Guide: Release Notes, Installation, and Licensing document for more detailed directions.</text:p>
      <text:p text:style-name="P5"><text:a xlink:type="simple" xlink:href="http://www.xilinx.com/cgi-bin/docs/rdoc?v=latest;d=iil.pdf;a=ObtainManageLicense" office:target-frame-name="_blank" xlink:show="new" text:style-name="Internet_20_link" text:visited-style-name="Visited_20_Internet_20_Link"><text:span text:style-name="T2">http://www.xilinx.com/cgi-bin/</text:span></text:a></text:p>
      <text:p text:style-name="P3">Support Information</text:p>
      <text:p text:style-name="Text_20_body"><text:span text:style-name="T2">For technical support including the installation and use of your product license file go to  </text:span><text:a xlink:type="simple" xlink:href="http://www.xilinx.com/tools/faq.htm" office:target-frame-name="_blank" xlink:show="new" text:style-name="Internet_20_link" text:visited-style-name="Visited_20_Internet_20_Link"><text:span text:style-name="T2">www.xilinx.com/tools/faq.htm</text:span></text:a> <text:span text:style-name="T2">or contact </text:span><text:a xlink:type="simple" xlink:href="https://xilinx-ax-admin.entitlenow.com:8444/AcrossAdmin/www.support.xilinx.com" office:target-frame-name="_blank" xlink:show="new" text:style-name="Internet_20_link" text:visited-style-name="Visited_20_Internet_20_Link"><text:span text:style-name="T2">www.support.xilinx.com</text:span></text:a><text:span text:style-name="T2">.  </text:span></text:p>
      <text:p text:style-name="Text_20_body"><text:span text:style-name="T5">Please use the links below for answers to the most commonly asked electronic fulfillment questions</text:span><text:span text:style-name="T6">: </text:span></text:p>
      <text:p text:style-name="P2">How do I manage and add users in my account?</text:p>
      <text:p text:style-name="Text_20_body"><text:soft-page-break/>            <text:a xlink:type="simple" xlink:href="http://www.xilinx.com/cgi-bin/docs/rdoc?v=latest;d=iil.pdf;a=ManageUserAccess" office:target-frame-name="_blank" xlink:show="new" text:style-name="Internet_20_link" text:visited-style-name="Visited_20_Internet_20_Link"><text:span text:style-name="T2">http://www.xilinx.com/cgi-bin/</text:span></text:a></text:p>
      <text:p text:style-name="P2">How do I manage licenses I have already created? (Includes information on rehosting license files.)</text:p>
      <text:p text:style-name="Text_20_body">            <text:a xlink:type="simple" xlink:href="http://www.xilinx.com/cgi-bin/docs/rdoc?v=latest;d=iil.pdf;a=ManageLicenseKeyFile" office:target-frame-name="_blank" xlink:show="new" text:style-name="Internet_20_link" text:visited-style-name="Visited_20_Internet_20_Link"><text:span text:style-name="T2">http://www.xilinx.com/cgi-bin/</text:span></text:a></text:p>
      <text:p text:style-name="P2">How do I Change My Email Address?</text:p>
      <text:p text:style-name="Text_20_body">            <text:a xlink:type="simple" xlink:href="http://www.xilinx.com/cgi-bin/docs/rdoc?v=latest;d=iil.pdf;a=ChangingEmailAddress" office:target-frame-name="_blank" xlink:show="new" text:style-name="Internet_20_link" text:visited-style-name="Visited_20_Internet_20_Link"><text:span text:style-name="T2">http://www.xilinx.com/cgi-bin/</text:span></text:a></text:p>
      <text:p text:style-name="P2">How do I create a license file?</text:p>
      <text:p text:style-name="Text_20_body">            <text:a xlink:type="simple" xlink:href="http://www.xilinx.com/cgi-bin/docs/rdoc?v=latest;d=iil.pdf;a=CreateLicenseKeyFile" office:target-frame-name="_blank" xlink:show="new" text:style-name="Internet_20_link" text:visited-style-name="Visited_20_Internet_20_Link"><text:span text:style-name="T2">http://www.xilinx.com/cgi-bin/</text:span></text:a></text:p>
      <text:p text:style-name="P2">How do I get more help?</text:p>
      <text:p text:style-name="Text_20_body"><text:a xlink:type="simple" xlink:href="http://www.xilinx.com/support.html" office:target-frame-name="_blank" xlink:show="new" text:style-name="Internet_20_link" text:visited-style-name="Visited_20_Internet_20_Link"><text:span text:style-name="T10">http://www.xilinx.com/support.</text:span></text:a> </text:p>
      <text:p text:style-name="Text_20_body"><text:span text:style-name="T2">Regards,</text:span>  </text:p>
      <text:p text:style-name="P2">Xilinx Customer Service</text:p>
      <text:p text:style-name="P2">This email was sent by:</text:p>
      <text:p text:style-name="P2">Xilinx, Inc.</text:p>
      <text:p text:style-name="Text_20_body"><text:span text:style-name="T2">2100 Logic Dr.</text:span></text:p>
      <text:p text:style-name="Text_20_body"><text:span text:style-name="T2">San Jose, CA  95134-3400</text:span></text:p>
      <text:p text:style-name="P2">United States of America</text:p>
      <text:p text:style-name="Text_20_body"><text:span text:style-name="T2">Xilinx does not rent, sell or lease customer information. We respect your right to privacy.  View our policy at </text:span><text:a xlink:type="simple" xlink:href="http://www.xilinx.com/legal.htm" office:target-frame-name="_blank" xlink:show="new" text:style-name="Internet_20_link" text:visited-style-name="Visited_20_Internet_20_Link"><text:span text:style-name="T2">www.xilinx.com/legal.htm</text:span></text:a><text:bookmark text:name="m_-8543621208928610375__Hlt135472574"/><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dzula </meta:initial-creator>
    <meta:creation-date>2016-03-24T20:32:11.286845334</meta:creation-date>
    <dc:date>2016-03-24T20:32:50.277842911</dc:date>
    <dc:creator>Gudzula </dc:creator>
    <meta:editing-duration>PT41S</meta:editing-duration>
    <meta:editing-cycles>1</meta:editing-cycles>
    <meta:document-statistic meta:table-count="0" meta:image-count="0" meta:object-count="0" meta:page-count="2" meta:paragraph-count="42" meta:word-count="445" meta:character-count="3045" meta:non-whitespace-character-count="2544"/>
    <meta:generator>LibreOffice/4.4.3.2$Linux_X86_64 LibreOffice_project/40m0$Build-2</meta:generator>
  </office:meta>
</office:document-meta>
</file>